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Kedage" svg:font-family="Kedage" style:font-pitch="variable"/>
    <style:font-face style:name="Shlomo" svg:font-family="Shlo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edage" style:font-name-complex="Kedage"/>
    </style:style>
    <style:style style:name="P2" style:family="paragraph" style:parent-style-name="Standard">
      <style:paragraph-properties fo:text-align="end" style:justify-single-word="false"/>
      <style:text-properties style:font-name="Kedage" style:font-name-complex="Kedage"/>
    </style:style>
    <style:style style:name="P3" style:family="paragraph" style:parent-style-name="Standard">
      <style:text-properties style:font-name="Kedage" fo:font-weight="normal" style:font-weight-asian="normal" style:font-name-complex="Shlomo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Kedage" fo:font-weight="normal" style:font-weight-asian="normal" style:font-name-complex="Shlomo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Kedage" fo:font-weight="normal" style:font-weight-asian="normal" style:font-name-complex="Shlomo" style:font-weight-complex="normal"/>
    </style:style>
    <style:style style:name="T1" style:family="text">
      <style:text-properties fo:color="#ffff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​Good afternoon.</text:p>
      <text:p text:style-name="P1"/>
      <text:p text:style-name="P1">Dear Sir, Dear Madam,</text:p>
      <text:p text:style-name="P1"/>
      <text:p text:style-name="P1">could you please communicate me some more information about my « nomination » and also about your institution?</text:p>
      <text:p text:style-name="P1"/>
      <text:p text:style-name="P1">Best regards,</text:p>
      <text:p text:style-name="P1"/>
      <text:p text:style-name="P1">M.S.</text:p>
      <text:p text:style-name="P1"/>
      <text:p text:style-name="P1"/>
      <text:p text:style-name="P1"/>
      <text:p text:style-name="P3"/>
      <text:p text:style-name="P4">צהריים טובים</text:p>
      <text:p text:style-name="P4">אדוני היקר, גברת היקרה</text:p>
      <text:p text:style-name="P4"/>
      <text:p text:style-name="P4">א. אנא ציין יותר למצב שלי במקום לכתוב מילות כלליות. <text:span text:style-name="T1">דגה</text:span> </text:p>
      <text:p text:style-name="P4">ב. אנא לשכנע אותי שהדרך שתסלול לי בכוונות הכי טובות שלך מובילה למקום הנכון. <text:span text:style-name="T1">ד</text:span></text:p>
      <text:p text:style-name="P4"/>
      <text:p text:style-name="P4">דרישת שלום</text:p>
      <text:p text:style-name="P2"/>
      <text:p text:style-name="P2">מקסים סבל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Kedage" svg:font-family="Kedage" style:font-pitch="variable"/>
    <style:font-face style:name="Shlomo" svg:font-family="Shlo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e" fo:country="B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a </meta:initial-creator>
    <meta:creation-date>2014-06-20T22:23:02</meta:creation-date>
    <dc:date>2014-07-17T01:23:52</dc:date>
    <dc:creator>seva </dc:creator>
    <meta:editing-duration>PT00H36M11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68" meta:character-count="351"/>
  </office:meta>
</office:document-meta>
</file>